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9d5f" officeooo:paragraph-rsid="000f9d5f"/>
    </style:style>
    <style:style style:name="P2" style:family="paragraph" style:parent-style-name="Standard">
      <style:text-properties officeooo:rsid="000fdab0" officeooo:paragraph-rsid="000fdab0"/>
    </style:style>
    <style:style style:name="P3" style:family="paragraph" style:parent-style-name="Standard" style:list-style-name="L1">
      <style:text-properties officeooo:rsid="000fdab0" officeooo:paragraph-rsid="000fdab0"/>
    </style:style>
    <style:style style:name="P4" style:family="paragraph" style:parent-style-name="Standard" style:list-style-name="L2">
      <style:text-properties officeooo:rsid="000fdab0" officeooo:paragraph-rsid="000fdab0"/>
    </style:style>
    <style:style style:name="P5" style:family="paragraph" style:parent-style-name="Standard" style:list-style-name="L3">
      <style:text-properties officeooo:rsid="000fdab0" officeooo:paragraph-rsid="000fdab0"/>
    </style:style>
    <style:style style:name="P6" style:family="paragraph" style:parent-style-name="Standard">
      <style:text-properties officeooo:rsid="001113d9" officeooo:paragraph-rsid="001113d9"/>
    </style:style>
    <style:style style:name="P7" style:family="paragraph" style:parent-style-name="Standard" style:list-style-name="L2">
      <style:text-properties officeooo:rsid="001113d9" officeooo:paragraph-rsid="001113d9"/>
    </style:style>
    <style:style style:name="P8" style:family="paragraph" style:parent-style-name="Standard" style:list-style-name="L4">
      <style:text-properties officeooo:rsid="001218fe" officeooo:paragraph-rsid="001218fe"/>
    </style:style>
    <style:style style:name="P9" style:family="paragraph" style:parent-style-name="Standard">
      <style:text-properties officeooo:rsid="001218fe" officeooo:paragraph-rsid="001218fe"/>
    </style:style>
    <style:style style:name="P10" style:family="paragraph" style:parent-style-name="Standard">
      <style:text-properties officeooo:rsid="00139e42" officeooo:paragraph-rsid="00139e42"/>
    </style:style>
    <style:style style:name="P11" style:family="paragraph" style:parent-style-name="Standard" style:list-style-name="L2">
      <style:text-properties officeooo:rsid="00139e42" officeooo:paragraph-rsid="00139e42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bold" officeooo:rsid="000f9d5f" officeooo:paragraph-rsid="000f9d5f" style:font-size-asian="18pt" style:font-weight-asian="bold" style:font-size-complex="18pt" style:font-weight-complex="bold"/>
    </style:style>
    <style:style style:name="P13" style:family="paragraph" style:parent-style-name="Standard" style:list-style-name="L5">
      <style:text-properties officeooo:rsid="00153b3e" officeooo:paragraph-rsid="00153b3e"/>
    </style:style>
    <style:style style:name="P14" style:family="paragraph" style:parent-style-name="Standard" style:list-style-name="L6">
      <style:text-properties officeooo:rsid="00158e6b" officeooo:paragraph-rsid="00158e6b"/>
    </style:style>
    <style:style style:name="P15" style:family="paragraph" style:parent-style-name="Standard">
      <style:text-properties officeooo:rsid="00158e6b" officeooo:paragraph-rsid="00158e6b"/>
    </style:style>
    <style:style style:name="P16" style:family="paragraph" style:parent-style-name="Standard" style:list-style-name="L7">
      <style:text-properties officeooo:rsid="00187d0b" officeooo:paragraph-rsid="00187d0b"/>
    </style:style>
    <style:style style:name="P17" style:family="paragraph" style:parent-style-name="Standard" style:list-style-name="L7">
      <style:text-properties officeooo:rsid="001928a8" officeooo:paragraph-rsid="001928a8"/>
    </style:style>
    <style:style style:name="P18" style:family="paragraph" style:parent-style-name="Standard">
      <style:text-properties officeooo:rsid="001928a8" officeooo:paragraph-rsid="001928a8"/>
    </style:style>
    <style:style style:name="P19" style:family="paragraph" style:parent-style-name="Standard">
      <style:text-properties officeooo:rsid="0019e079" officeooo:paragraph-rsid="0019e0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ML Tools</text:p>
      <text:p text:style-name="P1"/>
      <text:p text:style-name="P2">StartUML: </text:p>
      <text:list xml:id="list4558556180431005638" text:style-name="L1">
        <text:list-item>
          <text:p text:style-name="P3"><text:a xlink:type="simple" xlink:href="http://staruml.io/download" text:style-name="Internet_20_link" text:visited-style-name="Visited_20_Internet_20_Link">http://staruml.io/download</text:a></text:p>
        </text:list-item>
        <text:list-item>
          <text:p text:style-name="P3">nicht open-source</text:p>
        </text:list-item>
        <text:list-item>
          <text:p text:style-name="P3">Lizenz benötigt</text:p>
        </text:list-item>
        <text:list-item>
          <text:p text:style-name="P3">ein Teil ist kostenfrei → müssen wir ausprobieren</text:p>
        </text:list-item>
      </text:list>
      <text:p text:style-name="P2"/>
      <text:p text:style-name="P2">yEd:</text:p>
      <text:list xml:id="list1906175710115216821" text:style-name="L2">
        <text:list-item>
          <text:p text:style-name="P4"><text:a xlink:type="simple" xlink:href="http://www.yworks.com/products/yed" text:style-name="Internet_20_link" text:visited-style-name="Visited_20_Internet_20_Link">http://www.yworks.com/products/yed</text:a></text:p>
        </text:list-item>
        <text:list-item>
          <text:p text:style-name="P7">Graph Editor 3.17</text:p>
        </text:list-item>
        <text:list-item>
          <text:p text:style-name="P11">problemlose Installation</text:p>
        </text:list-item>
      </text:list>
      <text:p text:style-name="P2"/>
      <text:p text:style-name="P2">Papyrus:</text:p>
      <text:list xml:id="list7801248380601760838" text:style-name="L3">
        <text:list-item>
          <text:p text:style-name="P5"><text:a xlink:type="simple" xlink:href="https://launchpad.net/~papirus/+archive/ubuntu/papirus" text:style-name="Internet_20_link" text:visited-style-name="Visited_20_Internet_20_Link">https://launchpad.net/~papirus/+archive/ubuntu/papirus</text:a></text:p>
        </text:list-item>
        <text:list-item>
          <text:p text:style-name="P5">Anwendung basierend/ in Eclipse</text:p>
        </text:list-item>
        <text:list-item>
          <text:p text:style-name="P5">Installation funktioniert nicht richtig </text:p>
        </text:list-item>
        <text:list-item>
          <text:p text:style-name="P5">keine eigenständige Anwendung</text:p>
        </text:list-item>
      </text:list>
      <text:p text:style-name="P2"/>
      <text:p text:style-name="P6">Dia:</text:p>
      <text:list xml:id="list2886729240845945849" text:style-name="L4">
        <text:list-item>
          <text:p text:style-name="P8"><text:a xlink:type="simple" xlink:href="https://wiki.ubuntuusers.de/Dia/" text:style-name="Internet_20_link" text:visited-style-name="Visited_20_Internet_20_Link">https://wiki.ubuntuusers.de/Dia/</text:a></text:p>
        </text:list-item>
        <text:list-item>
          <text:p text:style-name="P8">sehr einfach gehalten</text:p>
        </text:list-item>
        <text:list-item>
          <text:p text:style-name="P8">finde ich persönlich ziemlich umständig</text:p>
        </text:list-item>
        <text:list-item>
          <text:p text:style-name="P8">BS-übergreifend</text:p>
        </text:list-item>
      </text:list>
      <text:p text:style-name="P9"/>
      <text:p text:style-name="P10">Cacoo:</text:p>
      <text:list xml:id="list8548931848235047210" text:style-name="L6">
        <text:list-item>
          <text:p text:style-name="P14"><text:a xlink:type="simple" xlink:href="https://cacoo.com/" text:style-name="Internet_20_link" text:visited-style-name="Visited_20_Internet_20_Link">https://cacoo.com/</text:a></text:p>
        </text:list-item>
        <text:list-item>
          <text:p text:style-name="P14">Cloud-based diagrams<text:tab/></text:p>
        </text:list-item>
        <text:list-item>
          <text:p text:style-name="P14">try it free</text:p>
        </text:list-item>
        <text:list-item>
          <text:p text:style-name="P14">Lizenz erforderlich (kostenpflichtig)</text:p>
        </text:list-item>
      </text:list>
      <text:p text:style-name="P15"/>
      <text:p text:style-name="P10">ArgoUML:</text:p>
      <text:list xml:id="list7759754085805364726" text:style-name="L5">
        <text:list-item>
          <text:p text:style-name="P13"><text:a xlink:type="simple" xlink:href="https://argouml.en.uptodown.com/ubuntu/download" text:style-name="Internet_20_link" text:visited-style-name="Visited_20_Internet_20_Link">https://argouml.en.uptodown.com/ubuntu/download</text:a></text:p>
        </text:list-item>
        <text:list-item>
          <text:p text:style-name="P13">prblemlose Installation via deb</text:p>
        </text:list-item>
      </text:list>
      <text:p text:style-name="P10"/>
      <text:p text:style-name="P10">Umlet:</text:p>
      <text:list xml:id="list7920460800208335965" text:style-name="L7">
        <text:list-item>
          <text:p text:style-name="P16"><text:a xlink:type="simple" xlink:href="https://packages.ubuntu.com/trusty/devel/umlet" text:style-name="Internet_20_link" text:visited-style-name="Visited_20_Internet_20_Link">https://packages.ubuntu.com/trusty/devel/umlet</text:a></text:p>
        </text:list-item>
        <text:list-item>
          <text:p text:style-name="P16"><text:a xlink:type="simple" xlink:href="https://packages.ubuntu.com/trusty/all/umlet/download" text:style-name="Internet_20_link" text:visited-style-name="Visited_20_Internet_20_Link">https://packages.ubuntu.com/trusty/all/umlet/download</text:a></text:p>
        </text:list-item>
        <text:list-item>
          <text:p text:style-name="P17">Eclipse-Plugin</text:p>
        </text:list-item>
        <text:list-item>
          <text:p text:style-name="P17">ich persönlich finde eigenständige Programme besser</text:p>
        </text:list-item>
      </text:list>
      <text:p text:style-name="P18"/>
      <text:p text:style-name="P19">=&gt; testen von StarUML, ArgoUML und y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09:03:46.210454007</meta:creation-date>
    <dc:date>2017-11-14T09:39:58.009453062</dc:date>
    <meta:editing-duration>PT36M7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105" meta:character-count="890" meta:non-whitespace-character-count="841"/>
  </office:meta>
</office:document-meta>
</file>